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6f86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6f86e" officeooo:paragraph-rsid="0016f86e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6f86e" officeooo:paragraph-rsid="001f88ad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f88ad" officeooo:paragraph-rsid="001f88ad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37609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9bf7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d4f8" officeooo:paragraph-rsid="0011578e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6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f88ad" officeooo:paragraph-rsid="001f88ad" style:font-name-asian="OzHandicraft BT" style:font-size-asian="16pt" style:font-name-complex="OzHandicraft BT" style:font-size-complex="16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37609" officeooo:paragraph-rsid="001b9bf7" style:font-name-asian="OzHandicraft BT" style:font-size-asian="14pt" style:font-name-complex="OzHandicraft BT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242c10" officeooo:paragraph-rsid="00242c10" style:font-name-asian="OzHandicraft BT" style:font-size-asian="14pt" style:font-name-complex="OzHandicraft BT" style:font-size-complex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rsid="0016f86e" officeooo:paragraph-rsid="0016f86e" style:font-name-asian="OzHandicraft BT" style:font-size-asian="16pt" style:font-weight-asian="bold" style:font-name-complex="OzHandicraft BT" style:font-size-complex="16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33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d95ea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color="#000000" style:font-name="NanumGothic" fo:font-size="16pt" fo:font-weight="bold" officeooo:rsid="0016f86e" style:font-name-asian="OzHandicraft BT" style:font-size-asian="16pt" style:font-weight-asian="bold" style:font-name-complex="OzHandicraft BT" style:font-size-complex="16pt" style:font-weight-complex="bold"/>
    </style:style>
    <style:style style:name="T12" style:family="text">
      <style:text-properties fo:color="#000000" style:font-name="NanumGothic" fo:font-size="16pt" fo:font-weight="bold" officeooo:rsid="001d95ea" style:font-name-asian="OzHandicraft BT" style:font-size-asian="16pt" style:font-weight-asian="bold" style:font-name-complex="OzHandicraft BT" style:font-size-complex="16pt" style:font-weight-complex="bold"/>
    </style:style>
    <style:style style:name="T13" style:family="text">
      <style:text-properties fo:color="#000000" style:font-name="NanumGothic" fo:font-size="16pt" fo:font-weight="bold" officeooo:rsid="0024d62a" style:font-name-asian="OzHandicraft BT" style:font-size-asian="16pt" style:font-weight-asian="bold" style:font-name-complex="OzHandicraft BT" style:font-size-complex="16pt" style:font-weight-complex="bold"/>
    </style:style>
    <style:style style:name="T14" style:family="text">
      <style:text-properties officeooo:rsid="000ac1f6"/>
    </style:style>
    <style:style style:name="T15" style:family="text">
      <style:text-properties officeooo:rsid="000c7701"/>
    </style:style>
    <style:style style:name="T16" style:family="text">
      <style:text-properties officeooo:rsid="000d5f34"/>
    </style:style>
    <style:style style:name="T17" style:family="text">
      <style:text-properties officeooo:rsid="000dd4f8"/>
    </style:style>
    <style:style style:name="T18" style:family="text">
      <style:text-properties officeooo:rsid="000e4c35"/>
    </style:style>
    <style:style style:name="T19" style:family="text">
      <style:text-properties officeooo:rsid="00137609"/>
    </style:style>
    <style:style style:name="T20" style:family="text">
      <style:text-properties officeooo:rsid="0015905b"/>
    </style:style>
    <style:style style:name="T21" style:family="text">
      <style:text-properties officeooo:rsid="0016f86e"/>
    </style:style>
    <style:style style:name="T22" style:family="text">
      <style:text-properties officeooo:rsid="00178d18"/>
    </style:style>
    <style:style style:name="T23" style:family="text">
      <style:text-properties officeooo:rsid="001948d2"/>
    </style:style>
    <style:style style:name="T24" style:family="text">
      <style:text-properties officeooo:rsid="001b9bf7"/>
    </style:style>
    <style:style style:name="T25" style:family="text">
      <style:text-properties officeooo:rsid="001d95ea"/>
    </style:style>
    <style:style style:name="T26" style:family="text">
      <style:text-properties officeooo:rsid="00221ec0"/>
    </style:style>
    <style:style style:name="T27" style:family="text">
      <style:text-properties officeooo:rsid="00225b4d"/>
    </style:style>
    <style:style style:name="T28" style:family="text">
      <style:text-properties officeooo:rsid="00242c10"/>
    </style:style>
    <style:style style:name="T29" style:family="text">
      <style:text-properties officeooo:rsid="002457dc"/>
    </style:style>
    <style:style style:name="T30" style:family="text">
      <style:text-properties officeooo:rsid="0024d62a"/>
    </style:style>
    <style:style style:name="T31" style:family="text">
      <style:text-properties officeooo:rsid="002626ea"/>
    </style:style>
    <style:style style:name="T32" style:family="text">
      <style:text-properties officeooo:rsid="002690c4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5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/><text:span text:style-name="T20">Honey Ginger IPA</text:span> <text:s text:c="66"/></text:p>
      <text:p text:style-name="P8">Brew Date: <text:s text:c="2"/><text:span text:style-name="T20">Apr 23’17</text:span> <text:s text:c="64"/></text:p>
      <text:p text:style-name="P2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</text:span><text:span text:style-name="T2"><text:tab/> </text:span><text:span text:style-name="T3">1.076</text:span><text:span text:style-name="T2"> <text:s text:c="14"/><text:tab/><text:tab/><text:tab/><text:tab/></text:span><text:span text:style-name="T1"> <text:s/></text:span></text:p>
      <text:p text:style-name="P1"><draw:line text:anchor-type="paragraph" draw:z-index="2" draw:style-name="gr1" draw:text-style-name="P33" svg:x1="1.543cm" svg:y1="0.624cm" svg:x2="1.622cm" svg:y2="6.577cm"><text:p/></draw:line><draw:line text:anchor-type="paragraph" draw:z-index="3" draw:style-name="gr1" draw:text-style-name="P33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9">19 <text:s text:c="8"/># <text:s text:c="5"/>Pils</text:p>
      <text:p text:style-name="P9">8 <text:s text:c="11"/># <text:s text:c="5"/>Pale</text:p>
      <text:p text:style-name="P9">2.<text:span text:style-name="T25">2</text:span> <text:s text:c="6"/># <text:s text:c="5"/>Palm sugar</text:p>
      <text:p text:style-name="P9"><draw:line text:anchor-type="paragraph" draw:z-index="5" draw:style-name="gr1" draw:text-style-name="P33" svg:x1="7.497cm" svg:y1="0.564cm" svg:x2="7.576cm" svg:y2="4.004cm"><text:p/></draw:line>2 <text:s text:c="11"/># <text:s text:c="5"/>Honey</text:p>
      <text:p text:style-name="P10">340 <text:s text:c="7"/>g <text:s text:c="6"/>Candied ginger</text:p>
      <text:p text:style-name="P11">1 <text:s text:c="8"/>tsp <text:s text:c="4"/>NaCl (sparge)</text:p>
      <text:p text:style-name="P11">1 <text:s text:c="8"/>tsp <text:s text:c="4"/>Nacl (mash) <text:s/></text:p>
      <text:p text:style-name="P11">5 <text:s text:c="8"/>tsp <text:s text:c="4"/>Supercharge(mash)</text:p>
      <text:p text:style-name="P7"/>
      <text:p text:style-name="P7"/>
      <text:p text:style-name="P7">Qt <text:s/>oz/g <text:s text:c="2"/>Hop/Seasoning <text:s text:c="14"/><text:span text:style-name="T14">Time</text:span></text:p>
      <text:p text:style-name="P23"><draw:line text:anchor-type="paragraph" draw:z-index="4" draw:style-name="gr1" draw:text-style-name="P33" svg:x1="2.549cm" svg:y1="0.012cm" svg:x2="2.628cm" svg:y2="3.452cm"><text:p/></draw:line> <text:span text:style-name="T21">120 <text:s text:c="4"/>g <text:s text:c="4"/>Goldings <text:s text:c="23"/>90</text:span></text:p>
      <text:p text:style-name="P24"><text:s/><text:span text:style-name="T21">120 <text:s text:c="4"/>g <text:s text:c="5"/>Goldings <text:s text:c="22"/>30 <text:s text:c="8"/></text:span></text:p>
      <text:p text:style-name="P24"><text:s/><text:span text:style-name="T21">389 <text:s text:c="4"/>g <text:s text:c="5"/>Candied Ginger <text:s text:c="13"/>30</text:span></text:p>
      <text:p text:style-name="P24"><text:s text:c="3"/><text:span text:style-name="T30">63 <text:s text:c="4"/>g <text:s text:c="5"/>Goldings <text:s text:c="23"/>10</text:span></text:p>
      <text:p text:style-name="P24"><text:s text:c="3"/><text:span text:style-name="T30">27 <text:s text:c="3"/>g <text:s text:c="7"/>Fuggles <text:s text:c="25"/>10</text:span></text:p>
      <text:p text:style-name="P3"><text:span text:style-name="T11">2.</text:span><text:span text:style-name="T12">2</text:span><text:span text:style-name="T11"> <text:s text:c="3"/># <text:s text:c="5"/>Palm Sugar <text:s text:c="20"/></text:span><text:span text:style-name="T13">flame out</text:span></text:p>
      <text:p text:style-name="P31">70 <text:s text:c="7"/>g <text:s text:c="6"/>Goldings <text:s text:c="23"/>in secondary</text:p>
      <text:p text:style-name="P31">20 <text:s text:c="7"/>g <text:s text:c="6"/>Morillo <text:s text:c="26"/>in Sec</text:p>
      <text:p text:style-name="P31"><text:s text:c="5"/>2 <text:s text:c="4"/># <text:s text:c="7"/>Honey <text:s text:c="27"/>in sec</text:p>
      <text:p text:style-name="P3"><text:span text:style-name="T11"><text:s/></text:span><text:span text:style-name="T10"><text:s text:c="44"/></text:span><text:span text:style-name="T5"><text:s text:c="762"/></text:span><text:span text:style-name="T7">Stage <text:s text:c="13"/>Date <text:s text:c="17"/></text:span></text:p>
      <text:p text:style-name="P12">Primary: </text:p>
      <text:p text:style-name="P12">Racked:<text:tab/><text:tab/><text:tab/><text:tab/><text:tab/><text:tab/></text:p>
      <text:p text:style-name="P12">Racked:</text:p>
      <text:p text:style-name="P12">Bottled:<text:tab/><text:tab/><text:tab/><text:tab/><text:tab/><text:tab/></text:p>
      <text:p text:style-name="P12">Kegged:</text:p>
      <text:p text:style-name="P12">Re-Kegged:</text:p>
      <text:p text:style-name="P1"><text:span text:style-name="T7">Purged:</text:span><text:span text:style-name="T4"><text:tab/><text:tab/><text:tab/><text:tab/><text:tab/><text:tab/>Charged:</text:span></text:p>
      <text:p text:style-name="P12"/>
      <text:p text:style-name="P12"><text:soft-page-break/></text:p>
      <text:p text:style-name="P12"><draw:frame draw:style-name="fr3" draw:name="Object2" text:anchor-type="paragraph" svg:x="9.495cm" svg:y="0.185cm" svg:width="11.455cm" svg:height="8.999cm" draw:z-index="6"><draw:object xlink:href="./Object 3" xlink:type="simple" xlink:show="embed" xlink:actuate="onLoad"/><draw:image xlink:href="./ObjectReplacements/Object 3" xlink:type="simple" xlink:show="embed" xlink:actuate="onLoad"/></draw:frame>Start Time:<text:span text:style-name="T16"> 7am</text:span></text:p>
      <text:p text:style-name="P12">Fill mash tun:<text:tab/><text:span text:style-name="T22">Sat</text:span></text:p>
      <text:p text:style-name="P12">Fill sparge kettle: <text:span text:style-name="T22">Sat</text:span><text:tab/><text:tab/><text:tab/></text:p>
      <text:p text:style-name="P12">Fire burners: <text:span text:style-name="T22">7</text:span>am</text:p>
      <text:p text:style-name="P12">Heat Mash Tun : Target Temp: 1<text:span text:style-name="T15">50</text:span> <text:s text:c="4"/></text:p>
      <text:p text:style-name="P12">Heat Sparge Kettle: Target Temp: 1<text:span text:style-name="T15">55</text:span></text:p>
      <text:p text:style-name="P12">Target Temp (Mash): 15<text:span text:style-name="T15">0</text:span></text:p>
      <text:p text:style-name="P12">Grind grain: <text:s text:c="3"/><text:span text:style-name="T22">7:30am</text:span></text:p>
      <text:p text:style-name="P12">sparge temp: <text:span text:style-name="T23">165</text:span></text:p>
      <text:p text:style-name="P12">Strike Temp: <text:span text:style-name="T23">155</text:span></text:p>
      <text:p text:style-name="P12">pump temp: <text:s/><text:span text:style-name="T23">155</text:span></text:p>
      <text:p text:style-name="P21">Temp: <text:span text:style-name="T23">151</text:span></text:p>
      <text:p text:style-name="P12">Mash: Duration: <text:span text:style-name="T16">90</text:span> <text:s text:c="6"/>minutes <text:s text:c="7"/></text:p>
      <text:p text:style-name="P12">Start: <text:s text:c="2"/><text:span text:style-name="T23">8:05</text:span> <text:s text:c="4"/>Finish: <text:span text:style-name="T23">9:35am</text:span></text:p>
      <text:p text:style-name="P12">Heat (to deactivate enzymes)<text:tab/><text:tab/></text:p>
      <text:p text:style-name="P14">Target Temp: 168 <text:s text:c="2"/></text:p>
      <text:p text:style-name="P14">Start: <text:span text:style-name="T26">9:35am</text:span> <text:s text:c="6"/></text:p>
      <text:p text:style-name="P12">Finish:<text:span text:style-name="T26">9:50</text:span> <text:s/></text:p>
      <text:p text:style-name="P12">Heat Sparge H20 (Target175◦) <text:s text:c="7"/></text:p>
      <text:p text:style-name="P15">Sparge: </text:p>
      <text:p text:style-name="P15">Start: <text:s/><text:span text:style-name="T17">9:55am</text:span></text:p>
      <text:p text:style-name="P18">Finish: <text:span text:style-name="T27">10:45am </text:span></text:p>
      <text:p text:style-name="P18">Wort collected: <text:s text:c="2"/></text:p>
      <text:p text:style-name="P22">full kettle+qts<text:span text:style-name="T32">tu</text:span></text:p>
      <text:p text:style-name="P12">Boil : Burner On: <text:s/><text:span text:style-name="T27">10am</text:span></text:p>
      <text:p text:style-name="P12">Rolling Boil: <text:s text:c="3"/><text:span text:style-name="T27">10:50</text:span></text:p>
      <text:p text:style-name="P30">fin sugar break: <text:span text:style-name="T29">11am</text:span></text:p>
      <text:p text:style-name="P20">Hops In: <text:span text:style-name="T29">11:30</text:span> <text:s text:c="3"/>Hops<text:span text:style-name="T24">+Candied Ginger</text:span> In: <text:s text:c="3"/><text:span text:style-name="T29">12pm</text:span> <text:s text:c="2"/></text:p>
      <text:p text:style-name="P28">Whirlflock in: <text:s/><text:span text:style-name="T29">12:15</text:span> <text:s text:c="5"/>Hopsin: <text:s/><text:span text:style-name="T29">12:20</text:span> <text:s text:c="4"/>Palm sugar <text:span text:style-name="T28">in</text:span>: <text:span text:style-name="T29">flame out</text:span></text:p>
      <text:p text:style-name="P16">Duration: 90 min <text:s/></text:p>
      <text:p text:style-name="P16">Start: <text:s/><text:span text:style-name="T29">11am</text:span></text:p>
      <text:p text:style-name="P12">Finish: <text:span text:style-name="T29">12:30</text:span> <text:span text:style-name="T18">pm</text:span> <text:s text:c="4"/></text:p>
      <text:p text:style-name="P12">Burner Off: <text:span text:style-name="T29">12:30pm</text:span></text:p>
      <text:p text:style-name="P19">Rest 15 min <text:s/></text:p>
      <text:p text:style-name="P19"><text:span text:style-name="T19">Pump and Chill:</text:span> <text:s text:c="5"/></text:p>
      <text:p text:style-name="P17">Start: <text:s/><text:span text:style-name="T31">12:45</text:span></text:p>
      <text:p text:style-name="P17">Finish: <text:s text:c="2"/><text:span text:style-name="T32">1:10pm</text:span> </text:p>
      <text:p text:style-name="P12">OG : <text:s text:c="2"/><text:span text:style-name="T32">1.060</text:span></text:p>
      <text:p text:style-name="P13">Yeast: <text:span text:style-name="T32">Nottingham</text:span></text:p>
      <text:p text:style-name="P12">Irish Moss</text:p>
      <text:p text:style-name="P5">Notes: <text:span text:style-name="T32">all smooth but the sparge/grain coming thru to boiler/wort cloudy even after boil/add finings to secondary or tertiary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23T13:16:53.918189544</dc:date>
    <meta:editing-duration>PT2H37M38S</meta:editing-duration>
    <meta:editing-cycles>18</meta:editing-cycles>
    <meta:document-statistic meta:table-count="0" meta:image-count="0" meta:object-count="3" meta:page-count="2" meta:paragraph-count="73" meta:word-count="255" meta:character-count="2973" meta:non-whitespace-character-count="12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54cm" svg:height="8.999cm" xlink:href="." xlink:type="simple" chart:class="chart:line" chart:style-name="ch1">
        <chart:title svg:x="2.919cm" svg:y="0.315cm" chart:style-name="ch2">
          <text:p>Honey Ginger IPA Apr 23'17</text:p>
        </chart:title>
        <chart:legend chart:legend-position="end" svg:x="8.787cm" svg:y="3.702cm" style:legend-expansion="high" chart:style-name="ch3"/>
        <chart:plot-area chart:style-name="ch4" chart:data-source-has-labels="both" svg:x="1.24cm" svg:y="1.273cm" svg:width="7.318cm" svg:height="6.566cm">
          <chartooo:coordinate-region svg:x="2.047cm" svg:y="1.273cm" svg:width="6.511cm" svg:height="5.322cm"/>
          <chart:axis chart:dimension="x" chart:name="primary-x" chart:style-name="ch5" chartooo:axis-type="auto">
            <chartooo:date-scale/>
            <chart:title svg:x="4.537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8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155">
                <text:p>155</text:p>
              </table:table-cell>
              <table:table-cell office:value-type="float" office:value="165">
                <text:p>16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51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">
                <text:p>158</text:p>
              </table:table-cell>
              <table:table-cell office:value-type="float" office:value="165">
                <text:p>16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">
                <text:p>154</text:p>
              </table:table-cell>
              <table:table-cell office:value-type="float" office:value="165">
                <text:p>16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1">
                <text:p>151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2">
                <text:p>152</text:p>
              </table:table-cell>
              <table:table-cell office:value-type="float" office:value="162">
                <text:p>1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">
                <text:p>154</text:p>
              </table:table-cell>
              <table:table-cell office:value-type="float" office:value="163">
                <text:p>16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">
                <text:p>153</text:p>
              </table:table-cell>
              <table:table-cell office:value-type="float" office:value="160">
                <text:p>1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">
                <text:p>168</text:p>
              </table:table-cell>
              <table:table-cell office:value-type="float" office:value="178">
                <text:p>17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